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right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25pt" style:font-size-asian="25pt" style:font-size-complex="18pt"/>
    </style:style>
    <style:style style:name="P3" style:family="paragraph">
      <style:text-properties style:font-name="Comic Sans MS1" fo:font-size="30pt" style:font-size-asian="30pt" style:font-size-complex="18pt"/>
    </style:style>
    <style:style style:name="T1" style:family="text">
      <style:text-properties style:font-name="Comic Sans MS1" fo:font-size="25pt" style:font-size-asian="25pt" style:font-size-complex="18pt"/>
    </style:style>
    <style:style style:name="T2" style:family="text">
      <style:text-properties style:font-name="Comic Sans MS1" fo:font-size="30pt" style:font-size-asian="3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.8cm" svg:height="4.8cm" svg:x="18cm" svg:y="1.3cm">
          <text:p text:style-name="P1"><text:span text:style-name="T1">HelloWorld</text:span><text:span text:style-name="T1">プログラム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2cm" svg:height="4.8cm" svg:x="5.3cm" svg:y="1.3cm">
          <text:p text:style-name="P1"><text:span text:style-name="T1">OCaml</text:span><text:span text:style-name="T1">ライブラリ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5.8cm" svg:height="8.3cm" svg:x="1.4cm" svg:y="11.4cm">
          <text:p text:style-name="P1"><text:span text:style-name="T1">ocamlopt</text:span><text:span text:style-name="T1">ランタイム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6cm" svg:height="3.5cm" svg:x="5.9cm" svg:y="7.3cm">
          <text:p text:style-name="P1"><text:span text:style-name="T1">startup.s</text:span><text:span text:style-name="T1">ファイル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6.1cm" svg:height="1.369cm" svg:x="2.6cm" svg:y="17.931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65cm" svg:y1="17.931cm" svg:x2="5.65cm" svg:y2="16.098cm" draw:start-shape="id1" draw:start-glue-point="0" draw:end-shape="id2" svg:d="m5650 17931v-1833" svg:viewBox="0 0 1 1834">
          <text:p/>
        </draw:connector>
        <draw:line draw:style-name="gr5" draw:text-style-name="P1" draw:layer="layout" svg:x1="1.5cm" svg:y1="6.7cm" svg:x2="28.2cm" svg:y2="6.7cm">
          <text:p/>
        </draw:line>
        <draw:frame draw:style-name="gr6" draw:text-style-name="P3" draw:layer="layout" svg:width="3.258cm" svg:height="1.728cm" svg:x="1.8cm" svg:y="7.1cm">
          <draw:text-box>
            <text:p><text:span text:style-name="T2">C</text:span><text:span text:style-name="T2">言語</text:span></text:p>
          </draw:text-box>
        </draw:frame>
        <draw:frame draw:style-name="gr6" draw:text-style-name="P3" draw:layer="layout" svg:width="3.639cm" svg:height="1.728cm" svg:x="1.6cm" svg:y="4.7cm">
          <draw:text-box>
            <text:p><text:span text:style-name="T2">OCaml</text:span></text:p>
          </draw:text-box>
        </draw:frame>
        <draw:custom-shape draw:style-name="gr3" draw:text-style-name="P2" xml:id="id2" draw:id="id2" draw:layer="layout" svg:width="5.7cm" svg:height="1.369cm" svg:x="2.8cm" svg:y="14.729cm">
          <text:p text:style-name="P1"><text:span text:style-name="T1">caml_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0.2cm" svg:height="1.4cm" svg:x="2.7cm" svg:y="11.8cm">
          <text:p text:style-name="P1"><text:span text:style-name="T1">caml_start_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65cm" svg:y1="14.729cm" svg:x2="7.8cm" svg:y2="13.2cm" draw:start-shape="id2" draw:start-glue-point="0" draw:end-shape="id3" svg:d="m5650 14729c0-1146 2150-382 2150-1529" svg:viewBox="0 0 2151 1530">
          <text:p/>
        </draw:connector>
        <draw:custom-shape draw:style-name="gr3" draw:text-style-name="P2" xml:id="id4" draw:id="id4" draw:layer="layout" svg:width="7.2cm" svg:height="1.4cm" svg:x="6.5cm" svg:y="8cm">
          <text:p text:style-name="P1"><text:span text:style-name="T1">caml_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7.8cm" svg:y1="11.8cm" svg:x2="10.1cm" svg:y2="9.4cm" draw:start-shape="id3" draw:start-glue-point="0" draw:end-shape="id4" svg:d="m7800 11800c0-1798 2300-599 2300-2400" svg:viewBox="0 0 2301 2401">
          <text:p/>
        </draw:connector>
        <draw:custom-shape draw:style-name="gr3" draw:text-style-name="P2" xml:id="id5" draw:id="id5" draw:layer="layout" svg:width="10.158cm" svg:height="1.4cm" svg:x="6.477cm" svg:y="3.3cm">
          <text:p text:style-name="P1"><text:span text:style-name="T1">camlPervasives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8.312cm" svg:height="1.4cm" svg:x="18.719cm" svg:y="3.1cm">
          <text:p text:style-name="P1"><text:span text:style-name="T1">camlHello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0.1cm" svg:y1="8cm" svg:x2="11.556cm" svg:y2="4.7cm" draw:start-shape="id4" draw:start-glue-point="0" draw:end-shape="id5" draw:end-glue-point="2" svg:d="m10100 8000c0-2473 1456-824 1456-3300" svg:viewBox="0 0 1457 3301">
          <text:p/>
        </draw:connector>
        <draw:connector draw:style-name="gr4" draw:text-style-name="P1" draw:layer="layout" draw:type="curve" svg:x1="13.7cm" svg:y1="8.7cm" svg:x2="22.875cm" svg:y2="4.5cm" draw:start-shape="id4" draw:start-glue-point="1" draw:end-shape="id6" draw:end-glue-point="2" svg:d="m13700 8700c6117 0 9175-1400 9175-4200" svg:viewBox="0 0 9176 4201">
          <text:p/>
        </draw:connector>
        <draw:custom-shape draw:style-name="gr3" draw:text-style-name="P2" draw:layer="layout" svg:width="10.158cm" svg:height="1.4cm" svg:x="6.285cm" svg:y="3.1cm">
          <text:p text:style-name="P1"><text:span text:style-name="T1">camlPervasives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159cm" svg:height="1.4cm" svg:x="6.068cm" svg:y="2.9cm">
          <text:p text:style-name="P1"><text:span text:style-name="T1">camlPervasives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8.5cm" svg:height="1.369cm" svg:x="10.7cm" svg:y="14.731cm">
          <text:p text:style-name="P1"><text:span text:style-name="T1">ランタイム初期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8.5cm" svg:y1="15.413cm" svg:x2="10.7cm" svg:y2="15.415cm" draw:start-shape="id2" draw:end-shape="id7" svg:d="m8500 15413c1651 0 552 2 2200 2" svg:viewBox="0 0 2201 3">
          <text:p/>
        </draw:connector>
        <draw:custom-shape draw:style-name="gr3" draw:text-style-name="P2" xml:id="id8" draw:id="id8" draw:layer="layout" svg:width="11cm" svg:height="1.4cm" svg:x="15cm" svg:y="11.8cm">
          <text:p text:style-name="P1"><text:span text:style-name="T1">OCaml</text:span><text:span text:style-name="T1">コンテキスト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2.9cm" svg:y1="12.5cm" svg:x2="15cm" svg:y2="12.5cm" draw:start-shape="id3" draw:start-glue-point="1" draw:end-shape="id8" draw:end-glue-point="3" svg:d="m12900 12500h2100" svg:viewBox="0 0 2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3T17:14:00.886748036</dc:date>
    <dc:creator>Okabe Kiwamu</dc:creator>
    <meta:editing-duration>PT35M57S</meta:editing-duration>
    <meta:editing-cycles>86</meta:editing-cycles>
    <meta:generator>LibreOffice/4.1.0.4$Linux_X86_64 LibreOffice_project/410m0$Build-4</meta:generator>
    <meta:document-statistic meta:object-count="24"/>
  </office:meta>
</office:document-meta>
</file>